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f437" officeooo:paragraph-rsid="0017f437"/>
    </style:style>
    <style:style style:name="P2" style:family="paragraph" style:parent-style-name="Standard">
      <style:text-properties officeooo:rsid="001954bf" officeooo:paragraph-rsid="001954bf"/>
    </style:style>
    <style:style style:name="P3" style:family="paragraph" style:parent-style-name="Standard">
      <style:text-properties officeooo:paragraph-rsid="002a2cd8"/>
    </style:style>
    <style:style style:name="P4" style:family="paragraph" style:parent-style-name="Standard">
      <style:text-properties officeooo:paragraph-rsid="002da217"/>
    </style:style>
    <style:style style:name="P5" style:family="paragraph" style:parent-style-name="Standard">
      <style:text-properties officeooo:rsid="002eb7c1" officeooo:paragraph-rsid="002eb7c1"/>
    </style:style>
    <style:style style:name="P6" style:family="paragraph" style:parent-style-name="Standard">
      <style:text-properties officeooo:paragraph-rsid="00283906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19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19%" style:writing-mode="lr-tb"/>
      <style:text-properties fo:font-variant="normal" fo:text-transform="none" fo:color="#000000" style:font-name="Arial" fo:font-size="11.25pt" fo:font-style="normal" style:text-underline-style="solid" style:text-underline-width="auto" style:text-underline-color="font-color" fo:font-weight="bold" fo:background-color="transparent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Standard" style:list-style-name="L1">
      <style:text-properties officeooo:rsid="0018cb56"/>
    </style:style>
    <style:style style:name="P12" style:family="paragraph" style:parent-style-name="Standard" style:list-style-name="L1">
      <style:text-properties officeooo:rsid="0018cb56" officeooo:paragraph-rsid="001954bf"/>
    </style:style>
    <style:style style:name="P13" style:family="paragraph" style:parent-style-name="Standard" style:list-style-name="L1">
      <style:text-properties officeooo:rsid="0018cb56" officeooo:paragraph-rsid="0018cb56"/>
    </style:style>
    <style:style style:name="P14" style:family="paragraph" style:parent-style-name="Standard">
      <style:text-properties officeooo:rsid="0018cb56" officeooo:paragraph-rsid="003ba118"/>
    </style:style>
    <style:style style:name="P15" style:family="paragraph" style:parent-style-name="Standard">
      <style:text-properties officeooo:rsid="001b0a7b" officeooo:paragraph-rsid="001b0a7b"/>
    </style:style>
    <style:style style:name="P16" style:family="paragraph" style:parent-style-name="Standard">
      <style:text-properties officeooo:rsid="001b0a7b" officeooo:paragraph-rsid="00450677"/>
    </style:style>
    <style:style style:name="P17" style:family="paragraph" style:parent-style-name="Standard">
      <style:text-properties officeooo:rsid="00387152" officeooo:paragraph-rsid="00387152"/>
    </style:style>
    <style:style style:name="P18" style:family="paragraph" style:parent-style-name="Standard" style:list-style-name="L1">
      <style:text-properties officeooo:rsid="0039ad37" officeooo:paragraph-rsid="0039ad37"/>
    </style:style>
    <style:style style:name="P19" style:family="paragraph" style:parent-style-name="Standard">
      <style:text-properties officeooo:rsid="002eb7c1" officeooo:paragraph-rsid="0018cb56"/>
    </style:style>
    <style:style style:name="P20" style:family="paragraph" style:parent-style-name="Standard">
      <style:text-properties officeooo:rsid="002eb7c1" officeooo:paragraph-rsid="003ba118"/>
    </style:style>
    <style:style style:name="P21" style:family="paragraph" style:parent-style-name="Standard">
      <style:text-properties officeooo:rsid="00283906" officeooo:paragraph-rsid="003ba118"/>
    </style:style>
    <style:style style:name="P22" style:family="paragraph" style:parent-style-name="Standard">
      <style:text-properties officeooo:paragraph-rsid="003ba118"/>
    </style:style>
    <style:style style:name="P23" style:family="paragraph" style:parent-style-name="Standard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283906" officeooo:paragraph-rsid="003d6f70" style:text-blinking="false" fo:background-color="transparent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1b0a7b" officeooo:paragraph-rsid="001b0a7b" style:font-weight-asian="normal" style:font-weight-complex="normal"/>
    </style:style>
    <style:style style:name="P25" style:family="paragraph" style:parent-style-name="Standard">
      <style:text-properties fo:font-weight="normal" officeooo:rsid="00436f29" officeooo:paragraph-rsid="00436f29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420bec"/>
    </style:style>
    <style:style style:name="P27" style:family="paragraph" style:parent-style-name="Text_20_body">
      <style:text-properties fo:font-weight="normal"/>
    </style:style>
    <style:style style:name="P28" style:family="paragraph" style:parent-style-name="Text_20_body">
      <style:text-properties fo:font-weight="normal" officeooo:rsid="00409016" officeooo:paragraph-rsid="00409016"/>
    </style:style>
    <style:style style:name="P29" style:family="paragraph" style:parent-style-name="Text_20_body">
      <style:text-properties officeooo:rsid="004286d6" officeooo:paragraph-rsid="004286d6"/>
    </style:style>
    <style:style style:name="P30" style:family="paragraph" style:parent-style-name="Text_20_body" style:list-style-name="L2">
      <style:paragraph-properties fo:margin-top="0cm" fo:margin-bottom="0cm" style:contextual-spacing="false" fo:line-height="11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3">
      <style:paragraph-properties fo:margin-top="0cm" fo:margin-bottom="0cm" style:contextual-spacing="false" fo:line-height="11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3">
      <style:paragraph-properties fo:margin-top="0cm" fo:margin-bottom="0cm" style:contextual-spacing="false" fo:line-height="11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.25pt" fo:font-style="normal" style:text-underline-style="none" fo:font-weight="normal" officeooo:paragraph-rsid="004286d6" style:text-blinking="false" fo:background-color="transparent"/>
    </style:style>
    <style:style style:name="P33" style:family="paragraph" style:parent-style-name="Text_20_body" style:list-style-name="L2">
      <style:paragraph-properties fo:margin-top="0cm" fo:margin-bottom="0cm" style:contextual-spacing="false" fo:line-height="11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/>
    </style:style>
    <style:style style:name="P34" style:family="paragraph" style:parent-style-name="Text_20_body" style:list-style-name="L3">
      <style:paragraph-properties fo:margin-top="0cm" fo:margin-bottom="0cm" style:contextual-spacing="false" fo:line-height="119%" fo:background-color="transparent" style:writing-mode="lr-tb">
        <style:background-image/>
      </style:paragraph-properties>
      <style:text-properties officeooo:paragraph-rsid="004286d6"/>
    </style:style>
    <style:style style:name="P35" style:family="paragraph" style:parent-style-name="Text_20_body">
      <style:paragraph-properties fo:margin-top="0cm" fo:margin-bottom="0cm" style:contextual-spacing="false" fo:line-height="119%" style:writing-mode="lr-tb"/>
      <style:text-properties fo:font-weight="normal" officeooo:paragraph-rsid="004286d6"/>
    </style:style>
    <style:style style:name="P36" style:family="paragraph" style:parent-style-name="Text_20_body">
      <style:paragraph-properties fo:margin-top="0cm" fo:margin-bottom="0cm" style:contextual-spacing="false" fo:line-height="119%" style:writing-mode="lr-tb"/>
    </style:style>
    <style:style style:name="P37" style:family="paragraph" style:parent-style-name="Text_20_body">
      <style:paragraph-properties fo:margin-top="0cm" fo:margin-bottom="0cm" style:contextual-spacing="false" fo:line-height="119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/>
    </style:style>
    <style:style style:name="T3" style:family="text">
      <style:text-properties fo:font-variant="normal" fo:text-transform="none" fo:color="#000000" style:font-name="Arial" fo:font-size="11.25pt" fo:font-style="normal" style:text-underline-style="solid" style:text-underline-width="auto" style:text-underline-color="font-color" fo:font-weight="bold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officeooo:rsid="001c1e27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officeooo:rsid="0037f119" style:text-blinking="false" fo:background-color="transparent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officeooo:rsid="004286d6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officeooo:rsid="00450677" style:text-blinking="false" fo:background-color="transparent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bfe3" style:font-weight-asian="bold" style:font-weight-complex="bold"/>
    </style:style>
    <style:style style:name="T12" style:family="text">
      <style:text-properties fo:font-weight="bold" officeooo:rsid="002bd359" style:font-weight-asian="bold" style:font-weight-complex="bold"/>
    </style:style>
    <style:style style:name="T13" style:family="text">
      <style:text-properties fo:font-weight="bold" officeooo:rsid="002f48fb" style:font-weight-asian="bold" style:font-weight-complex="bold"/>
    </style:style>
    <style:style style:name="T14" style:family="text">
      <style:text-properties fo:font-weight="bold" officeooo:rsid="003111a6" style:font-weight-asian="bold" style:font-weight-complex="bold"/>
    </style:style>
    <style:style style:name="T15" style:family="text">
      <style:text-properties fo:font-weight="bold" officeooo:rsid="0032a5ee" style:font-weight-asian="bold" style:font-weight-complex="bold"/>
    </style:style>
    <style:style style:name="T16" style:family="text">
      <style:text-properties fo:font-weight="bold" officeooo:rsid="003633bd" style:font-weight-asian="bold" style:font-weight-complex="bold"/>
    </style:style>
    <style:style style:name="T17" style:family="text">
      <style:text-properties fo:font-weight="bold" officeooo:rsid="0037f119" style:font-weight-asian="bold" style:font-weight-complex="bold"/>
    </style:style>
    <style:style style:name="T18" style:family="text">
      <style:text-properties fo:font-weight="bold" officeooo:rsid="0039ad37" style:font-weight-asian="bold" style:font-weight-complex="bold"/>
    </style:style>
    <style:style style:name="T19" style:family="text">
      <style:text-properties fo:font-weight="bold" officeooo:rsid="00420bec" style:font-weight-asian="bold" style:font-weight-complex="bold"/>
    </style:style>
    <style:style style:name="T20" style:family="text">
      <style:text-properties fo:font-weight="bold" officeooo:rsid="004286d6" style:font-weight-asian="bold" style:font-weight-complex="bold"/>
    </style:style>
    <style:style style:name="T21" style:family="text">
      <style:text-properties fo:font-weight="bold" officeooo:rsid="00436f29" style:font-weight-asian="bold" style:font-weight-complex="bold"/>
    </style:style>
    <style:style style:name="T22" style:family="text">
      <style:text-properties fo:font-weight="bold" officeooo:rsid="00450677" style:font-weight-asian="bold" style:font-weight-complex="bold"/>
    </style:style>
    <style:style style:name="T23" style:family="text">
      <style:text-properties officeooo:rsid="0019bfe3"/>
    </style:style>
    <style:style style:name="T24" style:family="text">
      <style:text-properties officeooo:rsid="001ef218"/>
    </style:style>
    <style:style style:name="T25" style:family="text">
      <style:text-properties officeooo:rsid="002279d6"/>
    </style:style>
    <style:style style:name="T26" style:family="text">
      <style:text-properties officeooo:rsid="002477d0"/>
    </style:style>
    <style:style style:name="T27" style:family="text">
      <style:text-properties officeooo:rsid="0025e367"/>
    </style:style>
    <style:style style:name="T28" style:family="text">
      <style:text-properties officeooo:rsid="002738be"/>
    </style:style>
    <style:style style:name="T29" style:family="text">
      <style:text-properties officeooo:rsid="002da217"/>
    </style:style>
    <style:style style:name="T30" style:family="text">
      <style:text-properties officeooo:rsid="00327031"/>
    </style:style>
    <style:style style:name="T31" style:family="text">
      <style:text-properties officeooo:rsid="0035067e"/>
    </style:style>
    <style:style style:name="T32" style:family="text">
      <style:text-properties officeooo:rsid="0038f498"/>
    </style:style>
    <style:style style:name="T33" style:family="text">
      <style:text-properties officeooo:rsid="003a3b97"/>
    </style:style>
    <style:style style:name="T34" style:family="text">
      <style:text-properties officeooo:rsid="003ba118"/>
    </style:style>
    <style:style style:name="T35" style:family="text">
      <style:text-properties officeooo:rsid="00409016"/>
    </style:style>
    <style:style style:name="T36" style:family="text">
      <style:text-properties officeooo:rsid="00436f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yecto MIP</text:p>
      <text:p text:style-name="Standard"/>
      <text:p text:style-name="Standard">Dar seguimioento al proyecto MIP, tomar el control, no perder los objetivos,</text:p>
      <text:p text:style-name="Standard">enclarecer los requerimientos, controlar el registro de bugs y nuevas funcionalidades</text:p>
      <text:p text:style-name="Standard"/>
      <text:p text:style-name="Standard">Conforme va creciendo el sistema podemos adquirir herramientas para apoyarnos y facilitar la administracion colaborativa del proyecto.</text:p>
      <text:p text:style-name="Standard"/>
      <text:p text:style-name="Standard">Cosas por hacer.:</text:p>
      <text:p text:style-name="Standard">Prorotipo: Esto incluye base de datos, formularios principales y primeras versiones para las graficas a mostrar y como mostrarlas.</text:p>
      <text:p text:style-name="Standard"/>
      <text:p text:style-name="Standard">Enviar screenshots y breve descripcion de la funcionalidad.</text:p>
      <text:p text:style-name="Standard"/>
      <text:p text:style-name="Standard">Cotizacion Final.</text:p>
      <text:p text:style-name="Standard">En base al prototipo y a la retroalimentacion del usuario final. Impooratnte! Enclarecer los requerimientos detallados con el usuario final.</text:p>
      <text:p text:style-name="Standard"/>
      <text:p text:style-name="Standard">Definir el alcance del sistema. <text:s/>En este punto tener definido el costo final. El usuario entender y aceptar el sistema.</text:p>
      <text:p text:style-name="Standard"/>
      <text:p text:style-name="Standard">Plan de poliza de mantenimiento del Software. </text:p>
      <text:p text:style-name="P17">Mejoras al sistema.</text:p>
      <text:p text:style-name="Standard"/>
      <text:p text:style-name="Standard">Proponer y cobrar por sitio mobile. Solo mostrar graficas </text:p>
      <text:p text:style-name="P3">Asignar a Perla actividades.</text:p>
      <text:p text:style-name="P3"/>
      <text:p text:style-name="P3">Cotizar.</text:p>
      <text:p text:style-name="Standard"/>
      <text:p text:style-name="P7">Actividades de Codigo y análisis.</text:p>
      <text:p text:style-name="Standard"/>
      <text:p text:style-name="Standard"/>
      <text:p text:style-name="P26"><text:span text:style-name="T35">C</text:span>onf. Trampa <text:span text:style-name="T18">5</text:span><text:span text:style-name="T12"> hr </text:span><text:span text:style-name="T19">+ </text:span><text:span text:style-name="T6">5 hrs </text:span><text:span text:style-name="T7">= 10 hrs <text:s/></text:span><text:span text:style-name="T8">= 7000</text:span></text:p>
      <text:p text:style-name="Standard"><text:tab/><text:tab/>Bug al recargar datos d<text:span text:style-name="T32">s</text:span>epues de guardar.</text:p>
      <text:p text:style-name="Standard"><text:tab/><text:tab/>Quitar el Delete.</text:p>
      <text:p text:style-name="Standard">Eventos <text:s/><text:span text:style-name="T18">5</text:span><text:span text:style-name="T12"> hr </text:span><text:span text:style-name="T22">= 3500</text:span></text:p>
      <text:p text:style-name="Standard"><text:tab/><text:tab/>Tabs Dinamicos, obtener la info de acuerdo al Tab de clasificación.</text:p>
      <text:p text:style-name="Standard"><text:tab/><text:tab/>Bug al recargar datos después de guardar.</text:p>
      <text:p text:style-name="Standard"><text:tab/><text:tab/>Bug al desplegar el detalle de los eventos</text:p>
      <text:p text:style-name="Standard"><text:tab/><text:tab/></text:p>
      <text:p text:style-name="Standard">Graficos: <text:span text:style-name="T16">15 hrs </text:span><text:span text:style-name="T22">= 10500</text:span></text:p>
      <text:p text:style-name="P4"><text:tab/><text:span text:style-name="T31">Lo de la minuta son 3.</text:span><text:tab/></text:p>
      <text:p text:style-name="Standard"><text:tab/>Tab dinamico</text:p>
      <text:p text:style-name="Standard"><text:tab/>Colocar Filtros por ejemplo Fecha, Semana, Clasificacion, etc..</text:p>
      <text:p text:style-name="Standard"><text:tab/><text:span text:style-name="T29">¿</text:span>Funcionalidad para incorporar Interpretacion del Grafico?</text:p>
      <text:p text:style-name="P35"><text:span text:style-name="T4"/></text:p>
      <text:p text:style-name="P29"><text:tab/>Ejemplos:</text:p>
      <text:list xml:id="list1626374421334754538" text:style-name="L3">
        <text:list-item>
          <text:p text:style-name="P34"><text:span text:style-name="T9">Grafica General por mes</text:span></text:p>
        </text:list-item>
        <text:list-item>
          <text:p text:style-name="P32"><text:soft-page-break/>Grafica mostrando en que dispositivos hubo eventos en el mes seleccionado</text:p>
        </text:list-item>
        <text:list-item>
          <text:p text:style-name="P32">Gráfica mostrando el detalle de la plaga.</text:p>
        </text:list-item>
      </text:list>
      <text:p text:style-name="Standard"/>
      <text:p text:style-name="P14"/>
      <text:p text:style-name="P22">Seguridad y Acceso al sistema. <text:span text:style-name="T13">10 hrs </text:span><text:span text:style-name="T22">= 7000</text:span></text:p>
      <text:p text:style-name="P22"><text:tab/>¿Quien solo lectura y donde?</text:p>
      <text:p text:style-name="P22"><text:tab/>Establecer Roles</text:p>
      <text:p text:style-name="P22"><text:tab/><text:span text:style-name="T33">Acceso por Cliente</text:span></text:p>
      <text:p text:style-name="P22"><text:tab/><text:span text:style-name="T24">Definir accesos</text:span></text:p>
      <text:p text:style-name="P22"><text:tab/><text:span text:style-name="T25">Crear modulo de usuarios definiendo niveles de acceso. CRUD</text:span></text:p>
      <text:p text:style-name="P22"><text:tab/><text:tab/><text:tab/><text:span text:style-name="T26">borrado logico</text:span></text:p>
      <text:p text:style-name="P22"/>
      <text:p text:style-name="P22"/>
      <text:p text:style-name="P22"><text:bookmark text:name="docs-internal-guid-0bb14c88-652a-e624-59f2-a111b5fe4e3b"/><text:span text:style-name="T9">Login al Sistema, </text:span>Seguridad <text:s/><text:span text:style-name="T14">5hrs </text:span><text:span text:style-name="T22">= 3500</text:span></text:p>
      <text:p text:style-name="P22"><text:tab/><text:span text:style-name="T26">Form </text:span>Login</text:p>
      <text:p text:style-name="P22"><text:tab/><text:tab/><text:span text:style-name="T27">ingreso por email.</text:span></text:p>
      <text:p text:style-name="P22"><text:tab/><text:tab/><text:span text:style-name="T28">Validar acceso en base al nivel de acceso. Solo mostrar lo que debe ver.</text:span></text:p>
      <text:p text:style-name="P22"><text:tab/><text:tab/><text:span text:style-name="T30">Solo mostrar espaci para el usuario (Cliente) que ingresa.</text:span></text:p>
      <text:p text:style-name="P22"/>
      <text:p text:style-name="P22"><text:tab/>Crear key de la aplicacion. Para rest services</text:p>
      <text:p text:style-name="P22"><text:tab/></text:p>
      <text:p text:style-name="P23"><text:bookmark text:name="docs-internal-guid-0bb14c88-6524-9b6a-1af1-9142b51b3d2f"/>Segmentar la información por Cliente <text:span text:style-name="T15">8hrs. </text:span><text:span text:style-name="T22">= 5600</text:span></text:p>
      <text:p text:style-name="P21"><text:tab/>Estructurar la base de datos: </text:p>
      <text:p text:style-name="P21"><text:tab/>Agregar tabla Cliente</text:p>
      <text:p text:style-name="P21"><text:tab/>compartir cliente_id en las demas tablas.</text:p>
      <text:p text:style-name="P21"><text:tab/><text:tab/>Similar a silo_id. Para segmentar la informacion por cliente.</text:p>
      <text:p text:style-name="P20"><text:tab/>Ejemplo: ubicaciones filtrada por clientes. No mostrar la de otros.</text:p>
      <text:p text:style-name="Standard"/>
      <text:p text:style-name="P16"><text:span text:style-name="T9">Base Datos, catalogos dinamicos: <text:s/></text:span><text:span text:style-name="T5">8 hrs </text:span><text:span text:style-name="T8">= 5600</text:span></text:p>
      <text:p text:style-name="P2">Leer desde las tablas y no desde json, <text:span text:style-name="T34">tablas catalogo</text:span>. </text:p>
      <text:list xml:id="list1656803773497482006" text:style-name="L1">
        <text:list-item>
          <text:p text:style-name="P12">Ubicaciones</text:p>
        </text:list-item>
        <text:list-item>
          <text:p text:style-name="P12">clasificacion trampa</text:p>
        </text:list-item>
        <text:list-item>
          <text:p text:style-name="P18">localizacion dispositivo</text:p>
        </text:list-item>
        <text:list-item>
          <text:p text:style-name="P12">plaga</text:p>
        </text:list-item>
        <text:list-item>
          <text:p text:style-name="P12">tipo trampa</text:p>
          <text:p text:style-name="P12"/>
        </text:list-item>
      </text:list>
      <text:p text:style-name="P24">En seccion de Admin.</text:p>
      <text:p text:style-name="P15"><text:span text:style-name="T9"/></text:p>
      <text:p text:style-name="Standard">Catalogos al sistema base. <text:s/><text:span text:style-name="T23">CRUD </text:span><text:span text:style-name="T11">10 hrs</text:span></text:p>
      <text:p text:style-name="P25"><text:tab/>El sistema sobrevive sin necesidad de interfaz de usuario para las tablas mencionadas.</text:p>
      <text:list xml:id="list234915381424701" text:continue-numbering="true" text:style-name="L1">
        <text:list-item>
          <text:p text:style-name="P11">Ubicaciones</text:p>
        </text:list-item>
        <text:list-item>
          <text:p text:style-name="P11">clasificacion trampa</text:p>
        </text:list-item>
        <text:list-item>
          <text:p text:style-name="P13">plaga</text:p>
        </text:list-item>
        <text:list-item>
          <text:p text:style-name="P13">tipo trampa</text:p>
        </text:list-item>
      </text:list>
      <text:p text:style-name="P19"/>
      <text:p text:style-name="P5"/>
      <text:p text:style-name="P6"/>
      <text:p text:style-name="Standard"/>
      <text:p text:style-name="P36"><text:soft-page-break/></text:p>
      <text:p text:style-name="P37"><text:span text:style-name="T4"/></text:p>
      <text:p text:style-name="P27"><text:line-break/></text:p>
      <text:p text:style-name="P27"/>
      <text:p text:style-name="P28">Total de horas:<text:span text:style-name="T10"> 71 – </text:span><text:span text:style-name="T20">10 (seccion Admin) = 61</text:span></text:p>
      <text:p text:style-name="P28"/>
      <text:p text:style-name="P28">Nota: despues de la tercera minuta, al dia 17 Mayo 2015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 LibreOffice_project/410m0$Build-3</meta:generator>
    <meta:creation-date>2015-02-01T20:10:00Z</meta:creation-date>
    <dc:date>2015-05-17T23:49:13.955607737</dc:date>
    <meta:editing-cycles>53</meta:editing-cycles>
    <meta:editing-duration>PT8H39M19S</meta:editing-duration>
    <meta:document-statistic meta:table-count="0" meta:image-count="0" meta:object-count="0" meta:page-count="3" meta:paragraph-count="71" meta:word-count="451" meta:character-count="2807" meta:non-whitespace-character-count="2382"/>
    <meta:template xlink:type="simple" xlink:actuate="onRequest" xlink:title="" xlink:href="Normal.dotm"/>
  </office:meta>
</office:document-meta>
</file>